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1"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master-page-name="Standard">
      <style:paragraph-properties style:page-number="auto"/>
      <style:text-properties fo:font-size="12pt" style:font-size-asian="12pt" style:font-size-complex="12pt"/>
    </style:style>
    <style:style style:name="P3" style:family="paragraph" style:parent-style-name="List_20_Paragraph">
      <style:text-properties fo:font-size="12pt" style:font-size-asian="12pt" style:font-size-complex="12pt"/>
    </style:style>
    <style:style style:name="P4" style:family="paragraph" style:parent-style-name="List_20_Paragraph" style:list-style-name="WWNum1">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oonuitbreidingsgebied Wareslage: standpunt <text:s/>Burgemeester Bauwens.</text:span></text:p>
      <text:p text:style-name="P1">Op dinsdag 17 december werd er na een commissievergadering financiën een debat gehouden over Wareslage. Er waren een aantal gemeenteraadsleden van Groen, Open VLD, NVA en CD&amp;V aanwezig.</text:p>
      <text:p text:style-name="P1">Burgemeester deelde mee dat de CD&amp;V/NVA meerderheid positief staat t.o.v. het aansnijden van dit gebied. </text:p>
      <text:p text:style-name="P1">Zijn beweringen en <text:s/>argumenten:</text:p>
      <text:list xml:id="list2593845084" text:style-name="WWNum1">
        <text:list-item>
          <text:p text:style-name="P4">De demografische evolutie in Waasmunster toont een vermindering van jonge gezinnen en een toename van ouderen. De jongeren verlaten Waasmunster omdat het te duur is om er te bouwen en de ouderen komen er terug.</text:p>
        </text:list-item>
        <text:list-item>
          <text:p text:style-name="P4">Er wonen in Waasmunster steeds meer singels.</text:p>
        </text:list-item>
        <text:list-item>
          <text:p text:style-name="P4">Wanneer we er niet in slagen om jonge gezinnen aan te trekken is Waasmunster op termijn niet meer leefbaar.</text:p>
        </text:list-item>
        <text:list-item>
          <text:p text:style-name="P4">De bevolking moet toenemen –vnl. jonge gezinnen- om bvb openbaar vervoer te verbeteren en terug meer zelfstandigen zich te zien vestigen. Die jonge gezinnen hoeven niet speciaal uit Waasmunster te zijn.</text:p>
        </text:list-item>
        <text:list-item>
          <text:p text:style-name="P4">Wareslage moet (dus) aangesneden worden om economische redenen.</text:p>
        </text:list-item>
        <text:list-item>
          <text:p text:style-name="P4">In de huidige verkavelingen liggen de prijzen te hoog voor jonge mensen. Er moet gezorgd worden voor betaalbaar wonen. </text:p>
        </text:list-item>
        <text:list-item>
          <text:p text:style-name="P4">De verkaveling van Wareslage zal bestaan uit kleine kavels en dus betaalbaar zijn. Schepen De Cock vond dit zelfs een vorm van “verdichting”!</text:p>
        </text:list-item>
      </text:list>
      <text:p text:style-name="P3"/>
      <text:p text:style-name="P1">Onze bedenkingen:</text:p>
      <text:list xml:id="list210213082678754" text:continue-numbering="true" text:style-name="WWNum1">
        <text:list-item>
          <text:p text:style-name="P4">Dat er veel jonge mensen Waasmunster verlaten zegt Groen al jaren. Dat is ook statistisch bevestigd. Uit de cijfers van de Vlaamse overheid blijkt echter niet dat Waasmunster uit de toon valt wat betreft woningprijzen. Tenminste wanneer men het woonparkgebied buiten beschouwing laat. Daar gaan jonge gezinnen sowieso geen bouwgrond zoeken. Het is wel juist dat de prijzen in zowat alle gemeenten te hoog liggen en dat jonge mensen zonder hulp van ouders/grootouders vaak niet komen tot kopen of bouwen.</text:p>
        </text:list-item>
        <text:list-item>
          <text:p text:style-name="P4">Alleenstaanden (singels)zijn eerder geïnteresseerd in appartementen dan wel in een huis met tuin.</text:p>
        </text:list-item>
        <text:list-item>
          <text:p text:style-name="P4">Dat Waasmunster in de toekomst niet leefbaar zou zijn met het huidig aantal jonge gezinnen is een bewering of een redenering die niet onderbouwd is, maar een “argument” om de verkaveling (ca. 250 woongelegdnheden) goed te praten. Het is een bewering die helemaal geen steek houdt.</text:p>
        </text:list-item>
        <text:list-item>
          <text:p text:style-name="P4">Dat de lokale handel alleen maar kan opfleuren door toename van jonge gezinnen is helemaal van de pot gerukt. Jonge gezinnen bestellen wat zij nodig hebben online en <text:soft-page-break/>gaan hun bestelling s’avonds na het werk gauw ophalen bij het grootwarenhuis. Of zij laten hun maaltijden aan huis brengen à la Hellofresh. Ook andere spullen worden meer en meer online aangekocht. Het zijn eerder de ouderen die lokaal kopen, al was het maar om de verplaatsing naar Lokeren of Sint Niklaas te vermijden.</text:p>
        </text:list-item>
        <text:list-item>
          <text:p text:style-name="P4">Het is een complete illusie dat de huizen in een verkaveling Wareslage betaalbaarder zouden zijn dan om het even welke andere verkaveling in Waasmunster. Immers, de verkavelaar zal zijn huizen aanbieden aan marktprijs. M.a.w. aan de meest biedende. Geen enkele immobiliënmakelaar zal huizen of bouwgronden onder de prijs verkopen. Ook daar zullen jonge gezinnen dus moeten voor passen.</text:p>
        </text:list-item>
        <text:list-item>
          <text:p text:style-name="P4">Over de dreiging van toenemende verkeersdrukte bij de uitgangen van Wareslage heeft de meerderheid blijkbaar niet nagedacht. Eerst een mobiliteitsplan afwachten zou een minimum zijn in dit verband.</text:p>
        </text:list-item>
        <text:list-item>
          <text:p text:style-name="P4">Ook dat tegenwoordig vervanging van oude huizen door afbraak en herbouwen als appartementen is een vaststelling, waar onze bestuursmeerderheid geen oog voor heeft.</text:p>
        </text:list-item>
      </text:list>
      <text:p text:style-name="P1"/>
      <text:p text:style-name="P1"><text:span text:style-name="T2">BESLUIT:</text:span></text:p>
      <text:p text:style-name="P1"><text:span text:style-name="T2">Ofwel bepaalt de huidige bestuursmeerderheid haar standpunt op grond van volledig verkeerde informatie en inschattingen, ofwel hebben zij andere redenen die zij niet in de openbaarheid willen bren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1"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l" fo:country="B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jiftjaf</meta:initial-creator>
    <meta:editing-cycles>11</meta:editing-cycles>
    <meta:creation-date>2019-12-20T15:47:00</meta:creation-date>
    <dc:date>2019-12-20T21:02:12.716000000</dc:date>
    <meta:editing-duration>PT1H19M55S</meta:editing-duration>
    <meta:generator>LibreOffice/6.2.7.1$Windows_X86_64 LibreOffice_project/23edc44b61b830b7d749943e020e96f5a7df63bf</meta:generator>
    <meta:document-statistic meta:table-count="0" meta:image-count="0" meta:object-count="0" meta:page-count="2" meta:paragraph-count="21" meta:word-count="569" meta:character-count="3624" meta:non-whitespace-character-count="30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